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7.89mm" svg:y="164.77mm">
            <loext:p draw:notify-on-update-of-ranges="sheet1.B3:sheet1.B30 sheet1.C3:sheet1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7mm" svg:x="182.56mm" svg:y="165.12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64.55mm" svg:y="165.11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echerch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jou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uppression</text:p>
          </table:table-cell>
          <table:covered-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0000935999196371995" calcext:value-type="float">
            <text:p>9,35999196371995E-0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00150439991557505" calcext:value-type="float">
            <text:p>1,50439991557505E-0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00104124751482227" calcext:value-type="float">
            <text:p>1,04124751482227E-05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00000217500019061845" calcext:value-type="float">
            <text:p>2,17500019061845E-06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0000131134993353044" calcext:value-type="float">
            <text:p>1,31134993353044E-05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0000106295010482427" calcext:value-type="float">
            <text:p>1,06295010482427E-05</text:p>
          </table:table-cell>
        </table:table-row>
        <table:table-row table:style-name="ro1">
          <table:table-cell/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0.00000374850060325116" calcext:value-type="float">
            <text:p>3,74850060325116E-06</text:p>
          </table:table-cell>
          <table:table-cell/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0.0000135165009851335" calcext:value-type="float">
            <text:p>1,35165009851335E-05</text:p>
          </table:table-cell>
          <table:table-cell/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0.0000107454199482427" calcext:value-type="float">
            <text:p>1,07454199482427E-05</text:p>
          </table:table-cell>
        </table:table-row>
        <table:table-row table:style-name="ro1">
          <table:table-cell/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0.0000043004993131035" calcext:value-type="float">
            <text:p>4,3004993131035E-06</text:p>
          </table:table-cell>
          <table:table-cell/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0.0000149354991663131" calcext:value-type="float">
            <text:p>1,49354991663131E-05</text:p>
          </table:table-cell>
          <table:table-cell/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0.0000107895002656733" calcext:value-type="float">
            <text:p>1,07895002656733E-05</text:p>
          </table:table-cell>
        </table:table-row>
        <table:table-row table:style-name="ro1">
          <table:table-cell/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0.00000508349876326975" calcext:value-type="float">
            <text:p>5,08349876326975E-06</text:p>
          </table:table-cell>
          <table:table-cell/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0.0000146774991662824" calcext:value-type="float">
            <text:p>1,46774991662824E-05</text:p>
          </table:table-cell>
          <table:table-cell/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0.0000107850000858889" calcext:value-type="float">
            <text:p>1,07850000858889E-05</text:p>
          </table:table-cell>
        </table:table-row>
        <table:table-row table:style-name="ro1">
          <table:table-cell/>
          <table:table-cell table:style-name="ce2" office:value-type="float" office:value="1859" calcext:value-type="float">
            <text:p>1859</text:p>
          </table:table-cell>
          <table:table-cell table:style-name="ce2" office:value-type="float" office:value="0.00000563699995836942" calcext:value-type="float">
            <text:p>5,63699995836942E-06</text:p>
          </table:table-cell>
          <table:table-cell/>
          <table:table-cell table:style-name="ce2" office:value-type="float" office:value="1859" calcext:value-type="float">
            <text:p>1859</text:p>
          </table:table-cell>
          <table:table-cell table:style-name="ce2" office:value-type="float" office:value="0.0000152554994201637" calcext:value-type="float">
            <text:p>1,52554994201637E-05</text:p>
          </table:table-cell>
          <table:table-cell/>
          <table:table-cell table:style-name="ce2" office:value-type="float" office:value="1859" calcext:value-type="float">
            <text:p>1859</text:p>
          </table:table-cell>
          <table:table-cell table:style-name="ce2" office:value-type="float" office:value="0.0000106600000435719" calcext:value-type="float">
            <text:p>1,06600000435719E-05</text:p>
          </table:table-cell>
        </table:table-row>
        <table:table-row table:style-name="ro1">
          <table:table-cell/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0.00000589950013818452" calcext:value-type="float">
            <text:p>5,89950013818452E-06</text:p>
          </table:table-cell>
          <table:table-cell/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0.0000161210000442225" calcext:value-type="float">
            <text:p>1,61210000442225E-05</text:p>
          </table:table-cell>
          <table:table-cell/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0.0000107444993773242" calcext:value-type="float">
            <text:p>1,07444993773242E-05</text:p>
          </table:table-cell>
        </table:table-row>
        <table:table-row table:style-name="ro1">
          <table:table-cell/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0.00000615550106886076" calcext:value-type="float">
            <text:p>6,15550106886076E-06</text:p>
          </table:table-cell>
          <table:table-cell/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0.0000159430001076544" calcext:value-type="float">
            <text:p>1,59430001076544E-05</text:p>
          </table:table-cell>
          <table:table-cell/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0.0000107280002339394" calcext:value-type="float">
            <text:p>1,07280002339394E-05</text:p>
          </table:table-cell>
        </table:table-row>
        <table:table-row table:style-name="ro1">
          <table:table-cell/>
          <table:table-cell table:style-name="ce2" office:value-type="float" office:value="3708" calcext:value-type="float">
            <text:p>3708</text:p>
          </table:table-cell>
          <table:table-cell table:style-name="ce2" office:value-type="float" office:value="0.00000653550068818731" calcext:value-type="float">
            <text:p>6,53550068818731E-06</text:p>
          </table:table-cell>
          <table:table-cell/>
          <table:table-cell table:style-name="ce2" office:value-type="float" office:value="3708" calcext:value-type="float">
            <text:p>3708</text:p>
          </table:table-cell>
          <table:table-cell table:style-name="ce2" office:value-type="float" office:value="0.0000156754995259689" calcext:value-type="float">
            <text:p>1,56754995259689E-05</text:p>
          </table:table-cell>
          <table:table-cell/>
          <table:table-cell table:style-name="ce2" office:value-type="float" office:value="3708" calcext:value-type="float">
            <text:p>3708</text:p>
          </table:table-cell>
          <table:table-cell table:style-name="ce2" office:value-type="float" office:value="0.0000108476594125718" calcext:value-type="float">
            <text:p>1,08476594125718E-05</text:p>
          </table:table-cell>
        </table:table-row>
        <table:table-row table:style-name="ro1">
          <table:table-cell/>
          <table:table-cell table:style-name="ce2" office:value-type="float" office:value="4298" calcext:value-type="float">
            <text:p>4298</text:p>
          </table:table-cell>
          <table:table-cell table:style-name="ce2" office:value-type="float" office:value="0.0000067155006036046" calcext:value-type="float">
            <text:p>6,7155006036046E-06</text:p>
          </table:table-cell>
          <table:table-cell/>
          <table:table-cell table:style-name="ce2" office:value-type="float" office:value="4298" calcext:value-type="float">
            <text:p>4298</text:p>
          </table:table-cell>
          <table:table-cell table:style-name="ce2" office:value-type="float" office:value="0.0000160005001816899" calcext:value-type="float">
            <text:p>1,60005001816899E-05</text:p>
          </table:table-cell>
          <table:table-cell/>
          <table:table-cell table:style-name="ce2" office:value-type="float" office:value="4298" calcext:value-type="float">
            <text:p>4298</text:p>
          </table:table-cell>
          <table:table-cell table:style-name="ce2" office:value-type="float" office:value="0.0000107030009530718" calcext:value-type="float">
            <text:p>1,07030009530718E-05</text:p>
          </table:table-cell>
        </table:table-row>
        <table:table-row table:style-name="ro1">
          <table:table-cell/>
          <table:table-cell table:style-name="ce2" office:value-type="float" office:value="4939" calcext:value-type="float">
            <text:p>4939</text:p>
          </table:table-cell>
          <table:table-cell table:style-name="ce2" office:value-type="float" office:value="0.00000654799987387378" calcext:value-type="float">
            <text:p>6,54799987387378E-06</text:p>
          </table:table-cell>
          <table:table-cell/>
          <table:table-cell table:style-name="ce2" office:value-type="float" office:value="4939" calcext:value-type="float">
            <text:p>4939</text:p>
          </table:table-cell>
          <table:table-cell table:style-name="ce2" office:value-type="float" office:value="0.0000162880005518673" calcext:value-type="float">
            <text:p>1,62880005518673E-05</text:p>
          </table:table-cell>
          <table:table-cell/>
          <table:table-cell table:style-name="ce2" office:value-type="float" office:value="4939" calcext:value-type="float">
            <text:p>4939</text:p>
          </table:table-cell>
          <table:table-cell table:style-name="ce2" office:value-type="float" office:value="0.0000107024998214911" calcext:value-type="float">
            <text:p>1,07024998214911E-05</text:p>
          </table:table-cell>
        </table:table-row>
        <table:table-row table:style-name="ro1">
          <table:table-cell/>
          <table:table-cell table:style-name="ce2" office:value-type="float" office:value="5537" calcext:value-type="float">
            <text:p>5537</text:p>
          </table:table-cell>
          <table:table-cell table:style-name="ce2" office:value-type="float" office:value="0.00000673950034979498" calcext:value-type="float">
            <text:p>6,73950034979498E-06</text:p>
          </table:table-cell>
          <table:table-cell/>
          <table:table-cell table:style-name="ce2" office:value-type="float" office:value="5537" calcext:value-type="float">
            <text:p>5537</text:p>
          </table:table-cell>
          <table:table-cell table:style-name="ce2" office:value-type="float" office:value="0.0000161655007104855" calcext:value-type="float">
            <text:p>1,61655007104855E-05</text:p>
          </table:table-cell>
          <table:table-cell/>
          <table:table-cell table:style-name="ce2" office:value-type="float" office:value="5537" calcext:value-type="float">
            <text:p>5537</text:p>
          </table:table-cell>
          <table:table-cell table:style-name="ce2" office:value-type="float" office:value="0.0000106900006358046" calcext:value-type="float">
            <text:p>1,06900006358046E-05</text:p>
          </table:table-cell>
        </table:table-row>
        <table:table-row table:style-name="ro1">
          <table:table-cell/>
          <table:table-cell table:style-name="ce2" office:value-type="float" office:value="6149" calcext:value-type="float">
            <text:p>6149</text:p>
          </table:table-cell>
          <table:table-cell table:style-name="ce2" office:value-type="float" office:value="0.00000716600061423378" calcext:value-type="float">
            <text:p>7,16600061423378E-06</text:p>
          </table:table-cell>
          <table:table-cell/>
          <table:table-cell table:style-name="ce2" office:value-type="float" office:value="6149" calcext:value-type="float">
            <text:p>6149</text:p>
          </table:table-cell>
          <table:table-cell table:style-name="ce2" office:value-type="float" office:value="0.0000164495004355558" calcext:value-type="float">
            <text:p>1,64495004355558E-05</text:p>
          </table:table-cell>
          <table:table-cell/>
          <table:table-cell table:style-name="ce2" office:value-type="float" office:value="6149" calcext:value-type="float">
            <text:p>6149</text:p>
          </table:table-cell>
          <table:table-cell table:style-name="ce2" office:value-type="float" office:value="0.0000107764999484061" calcext:value-type="float">
            <text:p>1,07764999484061E-05</text:p>
          </table:table-cell>
        </table:table-row>
        <table:table-row table:style-name="ro1">
          <table:table-cell/>
          <table:table-cell table:style-name="ce2" office:value-type="float" office:value="6745" calcext:value-type="float">
            <text:p>6745</text:p>
          </table:table-cell>
          <table:table-cell table:style-name="ce2" office:value-type="float" office:value="0.00000727699989511166" calcext:value-type="float">
            <text:p>7,27699989511166E-06</text:p>
          </table:table-cell>
          <table:table-cell/>
          <table:table-cell table:style-name="ce2" office:value-type="float" office:value="6745" calcext:value-type="float">
            <text:p>6745</text:p>
          </table:table-cell>
          <table:table-cell table:style-name="ce2" office:value-type="float" office:value="0.0000168910000866163" calcext:value-type="float">
            <text:p>1,68910000866163E-05</text:p>
          </table:table-cell>
          <table:table-cell/>
          <table:table-cell table:style-name="ce2" office:value-type="float" office:value="6745" calcext:value-type="float">
            <text:p>6745</text:p>
          </table:table-cell>
          <table:table-cell table:style-name="ce2" office:value-type="float" office:value="0.0000107765008579008" calcext:value-type="float">
            <text:p>1,07765008579008E-05</text:p>
          </table:table-cell>
        </table:table-row>
        <table:table-row table:style-name="ro1">
          <table:table-cell/>
          <table:table-cell table:style-name="ce2" office:value-type="float" office:value="7378" calcext:value-type="float">
            <text:p>7378</text:p>
          </table:table-cell>
          <table:table-cell table:style-name="ce2" office:value-type="float" office:value="0.00000699499923939584" calcext:value-type="float">
            <text:p>6,99499923939584E-06</text:p>
          </table:table-cell>
          <table:table-cell/>
          <table:table-cell table:style-name="ce2" office:value-type="float" office:value="7378" calcext:value-type="float">
            <text:p>7378</text:p>
          </table:table-cell>
          <table:table-cell table:style-name="ce2" office:value-type="float" office:value="0.0000177404999703867" calcext:value-type="float">
            <text:p>1,77404999703867E-05</text:p>
          </table:table-cell>
          <table:table-cell/>
          <table:table-cell table:style-name="ce2" office:value-type="float" office:value="7378" calcext:value-type="float">
            <text:p>7378</text:p>
          </table:table-cell>
          <table:table-cell table:style-name="ce2" office:value-type="float" office:value="0.0000107870000647381" calcext:value-type="float">
            <text:p>1,07870000647381E-05</text:p>
          </table:table-cell>
        </table:table-row>
        <table:table-row table:style-name="ro1">
          <table:table-cell/>
          <table:table-cell table:style-name="ce2" office:value-type="float" office:value="8002" calcext:value-type="float">
            <text:p>8002</text:p>
          </table:table-cell>
          <table:table-cell table:style-name="ce2" office:value-type="float" office:value="0.00000777700006437954" calcext:value-type="float">
            <text:p>7,77700006437954E-06</text:p>
          </table:table-cell>
          <table:table-cell/>
          <table:table-cell table:style-name="ce2" office:value-type="float" office:value="8002" calcext:value-type="float">
            <text:p>8002</text:p>
          </table:table-cell>
          <table:table-cell table:style-name="ce2" office:value-type="float" office:value="0.0000166480003827019" calcext:value-type="float">
            <text:p>1,66480003827019E-05</text:p>
          </table:table-cell>
          <table:table-cell/>
          <table:table-cell table:style-name="ce2" office:value-type="float" office:value="8002" calcext:value-type="float">
            <text:p>8002</text:p>
          </table:table-cell>
          <table:table-cell table:style-name="ce2" office:value-type="float" office:value="0.0000108225003714324" calcext:value-type="float">
            <text:p>1,08225003714324E-05</text:p>
          </table:table-cell>
        </table:table-row>
        <table:table-row table:style-name="ro1">
          <table:table-cell/>
          <table:table-cell table:style-name="ce2" office:value-type="float" office:value="8606" calcext:value-type="float">
            <text:p>8606</text:p>
          </table:table-cell>
          <table:table-cell table:style-name="ce2" office:value-type="float" office:value="0.00000786100008554058" calcext:value-type="float">
            <text:p>7,86100008554058E-06</text:p>
          </table:table-cell>
          <table:table-cell/>
          <table:table-cell table:style-name="ce2" office:value-type="float" office:value="8606" calcext:value-type="float">
            <text:p>8606</text:p>
          </table:table-cell>
          <table:table-cell table:style-name="ce2" office:value-type="float" office:value="0.0000166965000971686" calcext:value-type="float">
            <text:p>1,66965000971686E-05</text:p>
          </table:table-cell>
          <table:table-cell/>
          <table:table-cell table:style-name="ce2" office:value-type="float" office:value="8606" calcext:value-type="float">
            <text:p>8606</text:p>
          </table:table-cell>
          <table:table-cell table:style-name="ce2" office:value-type="float" office:value="0.000010818000191648" calcext:value-type="float">
            <text:p>1,0818000191648E-05</text:p>
          </table:table-cell>
        </table:table-row>
        <table:table-row table:style-name="ro1">
          <table:table-cell/>
          <table:table-cell table:style-name="ce2" office:value-type="float" office:value="9214" calcext:value-type="float">
            <text:p>9214</text:p>
          </table:table-cell>
          <table:table-cell table:style-name="ce2" office:value-type="float" office:value="0.00000756349982111715" calcext:value-type="float">
            <text:p>7,56349982111715E-06</text:p>
          </table:table-cell>
          <table:table-cell/>
          <table:table-cell table:style-name="ce2" office:value-type="float" office:value="9214" calcext:value-type="float">
            <text:p>9214</text:p>
          </table:table-cell>
          <table:table-cell table:style-name="ce2" office:value-type="float" office:value="0.0000169130007634521" calcext:value-type="float">
            <text:p>1,69130007634521E-05</text:p>
          </table:table-cell>
          <table:table-cell/>
          <table:table-cell table:style-name="ce2" office:value-type="float" office:value="9214" calcext:value-type="float">
            <text:p>9214</text:p>
          </table:table-cell>
          <table:table-cell table:style-name="ce2" office:value-type="float" office:value="0.0000108505000753212" calcext:value-type="float">
            <text:p>1,08505000753212E-05</text:p>
          </table:table-cell>
        </table:table-row>
        <table:table-row table:style-name="ro1">
          <table:table-cell/>
          <table:table-cell table:style-name="ce2" office:value-type="float" office:value="9835" calcext:value-type="float">
            <text:p>9835</text:p>
          </table:table-cell>
          <table:table-cell table:style-name="ce2" office:value-type="float" office:value="0.00000844549958856078" calcext:value-type="float">
            <text:p>8,44549958856078E-06</text:p>
          </table:table-cell>
          <table:table-cell/>
          <table:table-cell table:style-name="ce2" office:value-type="float" office:value="9835" calcext:value-type="float">
            <text:p>9835</text:p>
          </table:table-cell>
          <table:table-cell table:style-name="ce2" office:value-type="float" office:value="0.0000169929999174201" calcext:value-type="float">
            <text:p>1,69929999174201E-05</text:p>
          </table:table-cell>
          <table:table-cell/>
          <table:table-cell table:style-name="ce2" office:value-type="float" office:value="9835" calcext:value-type="float">
            <text:p>9835</text:p>
          </table:table-cell>
          <table:table-cell table:style-name="ce2" office:value-type="float" office:value="0.0000108040003397036" calcext:value-type="float">
            <text:p>1,08040003397036E-05</text:p>
          </table:table-cell>
        </table:table-row>
        <table:table-row table:style-name="ro1">
          <table:table-cell/>
          <table:table-cell table:style-name="ce2" office:value-type="float" office:value="10444" calcext:value-type="float">
            <text:p>10444</text:p>
          </table:table-cell>
          <table:table-cell table:style-name="ce2" office:value-type="float" office:value="0.0000085279998529586" calcext:value-type="float">
            <text:p>8,5279998529586E-06</text:p>
          </table:table-cell>
          <table:table-cell/>
          <table:table-cell table:style-name="ce2" office:value-type="float" office:value="10444" calcext:value-type="float">
            <text:p>10444</text:p>
          </table:table-cell>
          <table:table-cell table:style-name="ce2" office:value-type="float" office:value="0.0000189835009223316" calcext:value-type="float">
            <text:p>1,89835009223316E-05</text:p>
          </table:table-cell>
          <table:table-cell/>
          <table:table-cell table:style-name="ce2" office:value-type="float" office:value="10444" calcext:value-type="float">
            <text:p>10444</text:p>
          </table:table-cell>
          <table:table-cell table:style-name="ce2" office:value-type="float" office:value="0.0000108075000753161" calcext:value-type="float">
            <text:p>1,08075000753161E-05</text:p>
          </table:table-cell>
        </table:table-row>
        <table:table-row table:style-name="ro1">
          <table:table-cell/>
          <table:table-cell table:style-name="ce2" office:value-type="float" office:value="11077" calcext:value-type="float">
            <text:p>11077</text:p>
          </table:table-cell>
          <table:table-cell table:style-name="ce2" office:value-type="float" office:value="0.00000855449980008416" calcext:value-type="float">
            <text:p>8,55449980008416E-06</text:p>
          </table:table-cell>
          <table:table-cell/>
          <table:table-cell table:style-name="ce2" office:value-type="float" office:value="11077" calcext:value-type="float">
            <text:p>11077</text:p>
          </table:table-cell>
          <table:table-cell table:style-name="ce2" office:value-type="float" office:value="0.0000169989998539677" calcext:value-type="float">
            <text:p>1,69989998539677E-05</text:p>
          </table:table-cell>
          <table:table-cell/>
          <table:table-cell table:style-name="ce2" office:value-type="float" office:value="11077" calcext:value-type="float">
            <text:p>11077</text:p>
          </table:table-cell>
          <table:table-cell table:style-name="ce2" office:value-type="float" office:value="0.0000107689993456006" calcext:value-type="float">
            <text:p>1,07689993456006E-05</text:p>
          </table:table-cell>
        </table:table-row>
        <table:table-row table:style-name="ro1">
          <table:table-cell/>
          <table:table-cell table:style-name="ce2" office:value-type="float" office:value="11671" calcext:value-type="float">
            <text:p>11671</text:p>
          </table:table-cell>
          <table:table-cell table:style-name="ce2" office:value-type="float" office:value="0.0000077245003922144" calcext:value-type="float">
            <text:p>7,7245003922144E-06</text:p>
          </table:table-cell>
          <table:table-cell/>
          <table:table-cell table:style-name="ce2" office:value-type="float" office:value="11671" calcext:value-type="float">
            <text:p>11671</text:p>
          </table:table-cell>
          <table:table-cell table:style-name="ce2" office:value-type="float" office:value="0.0000170365001395112" calcext:value-type="float">
            <text:p>1,70365001395112E-05</text:p>
          </table:table-cell>
          <table:table-cell/>
          <table:table-cell table:style-name="ce2" office:value-type="float" office:value="11671" calcext:value-type="float">
            <text:p>11671</text:p>
          </table:table-cell>
          <table:table-cell table:style-name="ce2" office:value-type="float" office:value="0.0000107645000753109" calcext:value-type="float">
            <text:p>1,07645000753109E-05</text:p>
          </table:table-cell>
        </table:table-row>
        <table:table-row table:style-name="ro1">
          <table:table-cell/>
          <table:table-cell table:style-name="ce2" office:value-type="float" office:value="12270" calcext:value-type="float">
            <text:p>12270</text:p>
          </table:table-cell>
          <table:table-cell table:style-name="ce2" office:value-type="float" office:value="0.00000804000046628062" calcext:value-type="float">
            <text:p>8,04000046628062E-06</text:p>
          </table:table-cell>
          <table:table-cell/>
          <table:table-cell table:style-name="ce2" office:value-type="float" office:value="12270" calcext:value-type="float">
            <text:p>12270</text:p>
          </table:table-cell>
          <table:table-cell table:style-name="ce2" office:value-type="float" office:value="0.0000177470001290203" calcext:value-type="float">
            <text:p>1,77470001290203E-05</text:p>
          </table:table-cell>
          <table:table-cell/>
          <table:table-cell table:style-name="ce2" office:value-type="float" office:value="12270" calcext:value-type="float">
            <text:p>12270</text:p>
          </table:table-cell>
          <table:table-cell table:style-name="ce2" office:value-type="float" office:value="0.000010763999853225" calcext:value-type="float">
            <text:p>1,0763999853225E-05</text:p>
          </table:table-cell>
        </table:table-row>
        <table:table-row table:style-name="ro1">
          <table:table-cell/>
          <table:table-cell table:style-name="ce2" office:value-type="float" office:value="18411" calcext:value-type="float">
            <text:p>18411</text:p>
          </table:table-cell>
          <table:table-cell table:style-name="ce2" office:value-type="float" office:value="0.0000092665004558512" calcext:value-type="float">
            <text:p>9,2665004558512E-06</text:p>
          </table:table-cell>
          <table:table-cell/>
          <table:table-cell table:style-name="ce2" office:value-type="float" office:value="18411" calcext:value-type="float">
            <text:p>18411</text:p>
          </table:table-cell>
          <table:table-cell table:style-name="ce2" office:value-type="float" office:value="0.0000180545002876897" calcext:value-type="float">
            <text:p>1,80545002876897E-05</text:p>
          </table:table-cell>
          <table:table-cell/>
          <table:table-cell table:style-name="ce2" office:value-type="float" office:value="18411" calcext:value-type="float">
            <text:p>18411</text:p>
          </table:table-cell>
          <table:table-cell table:style-name="ce2" office:value-type="float" office:value="0.0000108025005829404" calcext:value-type="float">
            <text:p>1,08025005829404E-05</text:p>
          </table:table-cell>
        </table:table-row>
        <table:table-row table:style-name="ro1">
          <table:table-cell/>
          <table:table-cell table:style-name="ce2" office:value-type="float" office:value="27650" calcext:value-type="float">
            <text:p>27650</text:p>
          </table:table-cell>
          <table:table-cell table:style-name="ce2" office:value-type="float" office:value="0.00000915849886951037" calcext:value-type="float">
            <text:p>9,15849886951037E-06</text:p>
          </table:table-cell>
          <table:table-cell/>
          <table:table-cell table:style-name="ce2" office:value-type="float" office:value="27650" calcext:value-type="float">
            <text:p>27650</text:p>
          </table:table-cell>
          <table:table-cell table:style-name="ce2" office:value-type="float" office:value="0.0000186440001925803" calcext:value-type="float">
            <text:p>1,86440001925803E-05</text:p>
          </table:table-cell>
          <table:table-cell/>
          <table:table-cell table:style-name="ce2" office:value-type="float" office:value="27650" calcext:value-type="float">
            <text:p>27650</text:p>
          </table:table-cell>
          <table:table-cell table:style-name="ce2" office:value-type="float" office:value="0.0000108394997369032" calcext:value-type="float">
            <text:p>1,08394997369032E-05</text:p>
          </table:table-cell>
        </table:table-row>
        <table:table-row table:style-name="ro1">
          <table:table-cell/>
          <table:table-cell table:style-name="ce2" office:value-type="float" office:value="36826" calcext:value-type="float">
            <text:p>36826</text:p>
          </table:table-cell>
          <table:table-cell table:style-name="ce2" office:value-type="float" office:value="0.0000096494995887042" calcext:value-type="float">
            <text:p>9,6494995887042E-06</text:p>
          </table:table-cell>
          <table:table-cell/>
          <table:table-cell table:style-name="ce2" office:value-type="float" office:value="36826" calcext:value-type="float">
            <text:p>36826</text:p>
          </table:table-cell>
          <table:table-cell table:style-name="ce2" office:value-type="float" office:value="0.0000190914997801883" calcext:value-type="float">
            <text:p>1,90914997801883E-05</text:p>
          </table:table-cell>
          <table:table-cell/>
          <table:table-cell table:style-name="ce2" office:value-type="float" office:value="36826" calcext:value-type="float">
            <text:p>36826</text:p>
          </table:table-cell>
          <table:table-cell table:style-name="ce2" office:value-type="float" office:value="0.000010907999239862" calcext:value-type="float">
            <text:p>1,0907999239862E-05</text:p>
          </table:table-cell>
        </table:table-row>
        <table:table-row table:style-name="ro1">
          <table:table-cell/>
          <table:table-cell table:style-name="ce2" office:value-type="float" office:value="46036" calcext:value-type="float">
            <text:p>46036</text:p>
          </table:table-cell>
          <table:table-cell table:style-name="ce2" office:value-type="float" office:value="0.0000100935003501945" calcext:value-type="float">
            <text:p>1,00935003501945E-05</text:p>
          </table:table-cell>
          <table:table-cell/>
          <table:table-cell table:style-name="ce2" office:value-type="float" office:value="46036" calcext:value-type="float">
            <text:p>46036</text:p>
          </table:table-cell>
          <table:table-cell table:style-name="ce2" office:value-type="float" office:value="0.000019579500076361" calcext:value-type="float">
            <text:p>1,9579500076361E-05</text:p>
          </table:table-cell>
          <table:table-cell/>
          <table:table-cell table:style-name="ce2" office:value-type="float" office:value="46036" calcext:value-type="float">
            <text:p>46036</text:p>
          </table:table-cell>
          <table:table-cell table:style-name="ce2" office:value-type="float" office:value="0.0000107844998638029" calcext:value-type="float">
            <text:p>1,07844998638029E-05</text:p>
          </table:table-cell>
        </table:table-row>
        <table:table-row table:style-name="ro1">
          <table:table-cell/>
          <table:table-cell table:style-name="ce2" office:value-type="float" office:value="55226" calcext:value-type="float">
            <text:p>55226</text:p>
          </table:table-cell>
          <table:table-cell table:style-name="ce2" office:value-type="float" office:value="0.00000978199932433199" calcext:value-type="float">
            <text:p>9,78199932433199E-06</text:p>
          </table:table-cell>
          <table:table-cell/>
          <table:table-cell table:style-name="ce2" office:value-type="float" office:value="55226" calcext:value-type="float">
            <text:p>55226</text:p>
          </table:table-cell>
          <table:table-cell table:style-name="ce2" office:value-type="float" office:value="0.0000188599997272831" calcext:value-type="float">
            <text:p>1,88599997272831E-05</text:p>
          </table:table-cell>
          <table:table-cell/>
          <table:table-cell table:style-name="ce2" office:value-type="float" office:value="55226" calcext:value-type="float">
            <text:p>55226</text:p>
          </table:table-cell>
          <table:table-cell table:style-name="ce2" office:value-type="float" office:value="0.000010803499208123" calcext:value-type="float">
            <text:p>1,0803499208123E-05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>
      <style:table-cell-properties fo:padding="0.71m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16:28:04.50002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6:42:33.047808818</dc:date>
    <meta:editing-duration>PT17M19S</meta:editing-duration>
    <meta:editing-cycles>3</meta:editing-cycles>
    <meta:generator>LibreOffice/5.2.7.2$Linux_X86_64 LibreOffice_project/20m0$Build-2</meta:generator>
    <meta:document-statistic meta:table-count="1" meta:cell-count="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cm" svg:stroke-color="#c5000b"/>
    </style:style>
    <style:style style:name="ch11" style:family="chart" style:data-style-name="N61">
      <style:text-properties fo:font-weight="bold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73cm" svg:y="0.316cm" chart:style-name="ch2">
          <text:p>Complexité de la recherche dans le cas moyen</text:p>
        </chart:title>
        <chart:legend chart:legend-position="end" svg:x="10.82cm" svg:y="3.753cm" style:legend-expansion="high" chart:style-name="ch3"/>
        <chart:plot-area chart:style-name="ch4" table:cell-range-address="sheet1.B3:sheet1.C30" chart:data-source-has-labels="row" svg:x="1.331cm" svg:y="1.275cm" svg:width="9.169cm" svg:height="6.564cm">
          <chartooo:coordinate-region svg:x="2.482cm" svg:y="1.474cm" svg:width="7.262cm" svg:height="5.718cm"/>
          <chart:axis chart:dimension="x" chart:name="primary-x" chart:style-name="ch5">
            <chart:title svg:x="4.469cm" svg:y="8.019cm" chart:style-name="ch6">
              <text:p>Nombre de noeuds</text:p>
            </chart:title>
          </chart:axis>
          <chart:axis chart:dimension="y" chart:name="primary-y" chart:style-name="ch5">
            <chart:title svg:x="0.451cm" svg:y="6.387cm" chart:style-name="ch7">
              <text:p>Temps d'exécution (en s)</text:p>
            </chart:title>
            <chart:grid chart:style-name="ch8" chart:class="major"/>
          </chart:axis>
          <chart:series chart:style-name="ch9" chart:values-cell-range-address="sheet1.C3:sheet1.C30" loext:label-string="valeurs_expérimentales" chart:class="chart:scatter">
            <chart:domain table:cell-range-address="sheet1.B3:sheet1.B30"/>
            <chart:regression-curve chart:style-name="ch10">
              <chart:equation chart:display-equation="true" chart:display-r-square="false" svg:x="4.36cm" svg:y="6.316cm" chart:style-name="ch11"/>
            </chart:regression-curve>
            <chart:data-point chart:repeated="2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s_expériment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3:sheet1.B30</svg:desc>
                </draw:g>
              </table:table-cell>
              <table:table-cell office:value-type="float" office:value="0.000000935999196371995">
                <text:p>0.000000935999196371995</text:p>
                <draw:g>
                  <svg:desc>sheet1.C3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0.00000217500019061845">
                <text:p>0.00000217500019061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1">
                <text:p>311</text:p>
              </table:table-cell>
              <table:table-cell office:value-type="float" office:value="0.00000374850060325116">
                <text:p>0.00000374850060325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6">
                <text:p>616</text:p>
              </table:table-cell>
              <table:table-cell office:value-type="float" office:value="0.0000043004993131035">
                <text:p>0.0000043004993131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9">
                <text:p>1239</text:p>
              </table:table-cell>
              <table:table-cell office:value-type="float" office:value="0.00000508349876326975">
                <text:p>0.00000508349876326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9">
                <text:p>1859</text:p>
              </table:table-cell>
              <table:table-cell office:value-type="float" office:value="0.00000563699995836942">
                <text:p>0.00000563699995836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4">
                <text:p>2474</text:p>
              </table:table-cell>
              <table:table-cell office:value-type="float" office:value="0.00000589950013818452">
                <text:p>0.00000589950013818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6">
                <text:p>3066</text:p>
              </table:table-cell>
              <table:table-cell office:value-type="float" office:value="0.00000615550106886076">
                <text:p>0.00000615550106886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8">
                <text:p>3708</text:p>
              </table:table-cell>
              <table:table-cell office:value-type="float" office:value="0.00000653550068818731">
                <text:p>0.00000653550068818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8">
                <text:p>4298</text:p>
              </table:table-cell>
              <table:table-cell office:value-type="float" office:value="0.0000067155006036046">
                <text:p>0.0000067155006036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39">
                <text:p>4939</text:p>
              </table:table-cell>
              <table:table-cell office:value-type="float" office:value="0.00000654799987387378">
                <text:p>0.00000654799987387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7">
                <text:p>5537</text:p>
              </table:table-cell>
              <table:table-cell office:value-type="float" office:value="0.00000673950034979498">
                <text:p>0.00000673950034979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49">
                <text:p>6149</text:p>
              </table:table-cell>
              <table:table-cell office:value-type="float" office:value="0.00000716600061423378">
                <text:p>0.00000716600061423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45">
                <text:p>6745</text:p>
              </table:table-cell>
              <table:table-cell office:value-type="float" office:value="0.00000727699989511166">
                <text:p>0.00000727699989511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78">
                <text:p>7378</text:p>
              </table:table-cell>
              <table:table-cell office:value-type="float" office:value="0.00000699499923939584">
                <text:p>0.00000699499923939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2">
                <text:p>8002</text:p>
              </table:table-cell>
              <table:table-cell office:value-type="float" office:value="0.00000777700006437954">
                <text:p>0.00000777700006437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6">
                <text:p>8606</text:p>
              </table:table-cell>
              <table:table-cell office:value-type="float" office:value="0.00000786100008554058">
                <text:p>0.00000786100008554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14">
                <text:p>9214</text:p>
              </table:table-cell>
              <table:table-cell office:value-type="float" office:value="0.00000756349982111715">
                <text:p>0.0000075634998211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35">
                <text:p>9835</text:p>
              </table:table-cell>
              <table:table-cell office:value-type="float" office:value="0.00000844549958856078">
                <text:p>0.00000844549958856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44">
                <text:p>10444</text:p>
              </table:table-cell>
              <table:table-cell office:value-type="float" office:value="0.0000085279998529586">
                <text:p>0.0000085279998529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77">
                <text:p>11077</text:p>
              </table:table-cell>
              <table:table-cell office:value-type="float" office:value="0.00000855449980008416">
                <text:p>0.00000855449980008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71">
                <text:p>11671</text:p>
              </table:table-cell>
              <table:table-cell office:value-type="float" office:value="0.0000077245003922144">
                <text:p>0.0000077245003922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70">
                <text:p>12270</text:p>
              </table:table-cell>
              <table:table-cell office:value-type="float" office:value="0.00000804000046628062">
                <text:p>0.00000804000046628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11">
                <text:p>18411</text:p>
              </table:table-cell>
              <table:table-cell office:value-type="float" office:value="0.0000092665004558512">
                <text:p>0.0000092665004558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50">
                <text:p>27650</text:p>
              </table:table-cell>
              <table:table-cell office:value-type="float" office:value="0.00000915849886951037">
                <text:p>0.00000915849886951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826">
                <text:p>36826</text:p>
              </table:table-cell>
              <table:table-cell office:value-type="float" office:value="0.0000096494995887042">
                <text:p>0.0000096494995887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36">
                <text:p>46036</text:p>
              </table:table-cell>
              <table:table-cell office:value-type="float" office:value="0.0000100935003501945">
                <text:p>0.0000100935003501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226">
                <text:p>55226</text:p>
              </table:table-cell>
              <table:table-cell office:value-type="float" office:value="0.00000978199932433199">
                <text:p>0.00000978199932433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cm" svg:stroke-color="#c5000b"/>
    </style:style>
    <style:style style:name="ch11" style:family="chart" style:data-style-name="N61">
      <style:text-properties fo:font-weight="bol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" xlink:type="simple" chart:class="chart:scatter" chart:style-name="ch1">
        <chart:title svg:x="3.934cm" svg:y="0.315cm" chart:style-name="ch2">
          <text:p>Complexité de l'ajout dans le cas moyen</text:p>
        </chart:title>
        <chart:legend chart:legend-position="end" svg:x="11.082cm" svg:y="3.752cm" style:legend-expansion="high" chart:style-name="ch3"/>
        <chart:plot-area chart:style-name="ch4" chart:data-source-has-labels="both" svg:x="1.33cm" svg:y="1.273cm" svg:width="9.433cm" svg:height="6.565cm">
          <chartooo:coordinate-region svg:x="2.481cm" svg:y="1.472cm" svg:width="7.526cm" svg:height="5.719cm"/>
          <chart:axis chart:dimension="x" chart:name="primary-x" chart:style-name="ch5" chartooo:axis-type="auto">
            <chart:title svg:x="4.6cm" svg:y="8.017cm" chart:style-name="ch6">
              <text:p>Nombre de noeuds</text:p>
            </chart:title>
            <chart:categories table:cell-range-address="local-table.$A$2:.$A$29"/>
          </chart:axis>
          <chart:axis chart:dimension="y" chart:name="primary-y" chart:style-name="ch5">
            <chart:title svg:x="0.451cm" svg:y="6.385cm" chart:style-name="ch7">
              <text:p>Temps d'exécution (en s)</text:p>
            </chart:title>
            <chart:grid chart:style-name="ch8" chart:class="major"/>
          </chart:axis>
          <chart:series chart:style-name="ch9" chart:values-cell-range-address="local-table.$C$2:.$C$29" chart:label-cell-address="local-table.$C$1" chart:class="chart:scatter">
            <chart:domain table:cell-range-address="local-table.$B$2:.$B$29"/>
            <chart:regression-curve chart:style-name="ch10">
              <chart:equation chart:display-equation="true" chart:display-r-square="false" svg:x="3.863cm" svg:y="6.104cm" chart:style-name="ch11"/>
            </chart:regression-curve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aleurs expériment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000150439991557505">
                <text:p>0.00001504399915575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0.0000131134993353044">
                <text:p>0.0000131134993353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1">
                <text:p>311</text:p>
              </table:table-cell>
              <table:table-cell office:value-type="float" office:value="0.0000135165009851335">
                <text:p>0.0000135165009851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6">
                <text:p>616</text:p>
              </table:table-cell>
              <table:table-cell office:value-type="float" office:value="0.0000149354991663131">
                <text:p>0.0000149354991663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9">
                <text:p>1239</text:p>
              </table:table-cell>
              <table:table-cell office:value-type="float" office:value="0.0000146774991662824">
                <text:p>0.0000146774991662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9">
                <text:p>1859</text:p>
              </table:table-cell>
              <table:table-cell office:value-type="float" office:value="0.0000152554994201637">
                <text:p>0.0000152554994201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4">
                <text:p>2474</text:p>
              </table:table-cell>
              <table:table-cell office:value-type="float" office:value="0.0000161210000442225">
                <text:p>0.0000161210000442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6">
                <text:p>3066</text:p>
              </table:table-cell>
              <table:table-cell office:value-type="float" office:value="0.0000159430001076544">
                <text:p>0.000015943000107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8">
                <text:p>3708</text:p>
              </table:table-cell>
              <table:table-cell office:value-type="float" office:value="0.0000156754995259689">
                <text:p>0.0000156754995259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8">
                <text:p>4298</text:p>
              </table:table-cell>
              <table:table-cell office:value-type="float" office:value="0.0000160005001816899">
                <text:p>0.0000160005001816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39">
                <text:p>4939</text:p>
              </table:table-cell>
              <table:table-cell office:value-type="float" office:value="0.0000162880005518673">
                <text:p>0.0000162880005518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7">
                <text:p>5537</text:p>
              </table:table-cell>
              <table:table-cell office:value-type="float" office:value="0.0000161655007104855">
                <text:p>0.0000161655007104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49">
                <text:p>6149</text:p>
              </table:table-cell>
              <table:table-cell office:value-type="float" office:value="0.0000164495004355558">
                <text:p>0.0000164495004355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45">
                <text:p>6745</text:p>
              </table:table-cell>
              <table:table-cell office:value-type="float" office:value="0.0000168910000866163">
                <text:p>0.000016891000086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78">
                <text:p>7378</text:p>
              </table:table-cell>
              <table:table-cell office:value-type="float" office:value="0.0000177404999703867">
                <text:p>0.0000177404999703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2">
                <text:p>8002</text:p>
              </table:table-cell>
              <table:table-cell office:value-type="float" office:value="0.0000166480003827019">
                <text:p>0.0000166480003827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6">
                <text:p>8606</text:p>
              </table:table-cell>
              <table:table-cell office:value-type="float" office:value="0.0000166965000971686">
                <text:p>0.0000166965000971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14">
                <text:p>9214</text:p>
              </table:table-cell>
              <table:table-cell office:value-type="float" office:value="0.0000169130007634521">
                <text:p>0.0000169130007634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35">
                <text:p>9835</text:p>
              </table:table-cell>
              <table:table-cell office:value-type="float" office:value="0.0000169929999174201">
                <text:p>0.0000169929999174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44">
                <text:p>10444</text:p>
              </table:table-cell>
              <table:table-cell office:value-type="float" office:value="0.0000189835009223316">
                <text:p>0.0000189835009223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77">
                <text:p>11077</text:p>
              </table:table-cell>
              <table:table-cell office:value-type="float" office:value="0.0000169989998539677">
                <text:p>0.0000169989998539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71">
                <text:p>11671</text:p>
              </table:table-cell>
              <table:table-cell office:value-type="float" office:value="0.0000170365001395112">
                <text:p>0.0000170365001395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70">
                <text:p>12270</text:p>
              </table:table-cell>
              <table:table-cell office:value-type="float" office:value="0.0000177470001290203">
                <text:p>0.0000177470001290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11">
                <text:p>18411</text:p>
              </table:table-cell>
              <table:table-cell office:value-type="float" office:value="0.0000180545002876897">
                <text:p>0.0000180545002876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50">
                <text:p>27650</text:p>
              </table:table-cell>
              <table:table-cell office:value-type="float" office:value="0.0000186440001925803">
                <text:p>0.0000186440001925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826">
                <text:p>36826</text:p>
              </table:table-cell>
              <table:table-cell office:value-type="float" office:value="0.0000190914997801883">
                <text:p>0.0000190914997801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36">
                <text:p>46036</text:p>
              </table:table-cell>
              <table:table-cell office:value-type="float" office:value="0.000019579500076361">
                <text:p>0.000019579500076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226">
                <text:p>55226</text:p>
              </table:table-cell>
              <table:table-cell office:value-type="float" office:value="0.0000188599997272831">
                <text:p>0.0000188599997272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cm" svg:stroke-color="#c5000b"/>
    </style:style>
    <style:style style:name="ch11" style:family="chart" style:data-style-name="N61">
      <style:text-properties fo:font-weight="bol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062cm" svg:y="0.316cm" chart:style-name="ch2">
          <text:p>Complexité de la suppression dans le cas moyen</text:p>
        </chart:title>
        <chart:legend chart:legend-position="end" svg:x="11.084cm" svg:y="3.753cm" style:legend-expansion="high" chart:style-name="ch3"/>
        <chart:plot-area chart:style-name="ch4" chart:data-source-has-labels="both" svg:x="1.331cm" svg:y="1.275cm" svg:width="9.433cm" svg:height="6.564cm">
          <chartooo:coordinate-region svg:x="2.958cm" svg:y="1.474cm" svg:width="7.341cm" svg:height="5.719cm"/>
          <chart:axis chart:dimension="x" chart:name="primary-x" chart:style-name="ch5" chartooo:axis-type="auto">
            <chart:title svg:x="4.601cm" svg:y="8.019cm" chart:style-name="ch6">
              <text:p>Nombre de noeuds</text:p>
            </chart:title>
            <chart:categories table:cell-range-address="local-table.$A$2:.$A$29"/>
          </chart:axis>
          <chart:axis chart:dimension="y" chart:name="primary-y" chart:style-name="ch5">
            <chart:title svg:x="0.451cm" svg:y="6.387cm" chart:style-name="ch7">
              <text:p>Temps d'exécution (en s)</text:p>
            </chart:title>
            <chart:grid chart:style-name="ch8" chart:class="major"/>
          </chart:axis>
          <chart:series chart:style-name="ch9" chart:values-cell-range-address="local-table.$C$2:.$C$29" chart:label-cell-address="local-table.$C$1" chart:class="chart:scatter">
            <chart:domain table:cell-range-address="local-table.$B$2:.$B$29"/>
            <chart:regression-curve chart:style-name="ch10">
              <chart:equation chart:display-equation="true" chart:display-r-square="false" svg:x="4.587cm" svg:y="5.906cm" chart:style-name="ch11"/>
            </chart:regression-curve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aleurs expériment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000104124751482227">
                <text:p>0.00001041247514822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0.0000106295010482427">
                <text:p>0.0000106295010482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1">
                <text:p>311</text:p>
              </table:table-cell>
              <table:table-cell office:value-type="float" office:value="0.0000107454199482427">
                <text:p>0.0000107454199482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6">
                <text:p>616</text:p>
              </table:table-cell>
              <table:table-cell office:value-type="float" office:value="0.0000107895002656733">
                <text:p>0.0000107895002656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9">
                <text:p>1239</text:p>
              </table:table-cell>
              <table:table-cell office:value-type="float" office:value="0.0000107850000858889">
                <text:p>0.000010785000085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9">
                <text:p>1859</text:p>
              </table:table-cell>
              <table:table-cell office:value-type="float" office:value="0.0000106600000435719">
                <text:p>0.0000106600000435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4">
                <text:p>2474</text:p>
              </table:table-cell>
              <table:table-cell office:value-type="float" office:value="0.0000107444993773242">
                <text:p>0.0000107444993773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6">
                <text:p>3066</text:p>
              </table:table-cell>
              <table:table-cell office:value-type="float" office:value="0.0000107280002339394">
                <text:p>0.0000107280002339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8">
                <text:p>3708</text:p>
              </table:table-cell>
              <table:table-cell office:value-type="float" office:value="0.0000108476594125718">
                <text:p>0.0000108476594125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8">
                <text:p>4298</text:p>
              </table:table-cell>
              <table:table-cell office:value-type="float" office:value="0.0000107030009530718">
                <text:p>0.0000107030009530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39">
                <text:p>4939</text:p>
              </table:table-cell>
              <table:table-cell office:value-type="float" office:value="0.0000107024998214911">
                <text:p>0.0000107024998214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7">
                <text:p>5537</text:p>
              </table:table-cell>
              <table:table-cell office:value-type="float" office:value="0.0000106900006358046">
                <text:p>0.0000106900006358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49">
                <text:p>6149</text:p>
              </table:table-cell>
              <table:table-cell office:value-type="float" office:value="0.0000107764999484061">
                <text:p>0.0000107764999484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45">
                <text:p>6745</text:p>
              </table:table-cell>
              <table:table-cell office:value-type="float" office:value="0.0000107765008579008">
                <text:p>0.0000107765008579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78">
                <text:p>7378</text:p>
              </table:table-cell>
              <table:table-cell office:value-type="float" office:value="0.0000107870000647381">
                <text:p>0.0000107870000647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2">
                <text:p>8002</text:p>
              </table:table-cell>
              <table:table-cell office:value-type="float" office:value="0.0000108225003714324">
                <text:p>0.0000108225003714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6">
                <text:p>8606</text:p>
              </table:table-cell>
              <table:table-cell office:value-type="float" office:value="0.000010818000191648">
                <text:p>0.000010818000191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14">
                <text:p>9214</text:p>
              </table:table-cell>
              <table:table-cell office:value-type="float" office:value="0.0000108505000753212">
                <text:p>0.000010850500075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35">
                <text:p>9835</text:p>
              </table:table-cell>
              <table:table-cell office:value-type="float" office:value="0.0000108040003397036">
                <text:p>0.0000108040003397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44">
                <text:p>10444</text:p>
              </table:table-cell>
              <table:table-cell office:value-type="float" office:value="0.0000108075000753161">
                <text:p>0.0000108075000753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77">
                <text:p>11077</text:p>
              </table:table-cell>
              <table:table-cell office:value-type="float" office:value="0.0000107689993456006">
                <text:p>0.0000107689993456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71">
                <text:p>11671</text:p>
              </table:table-cell>
              <table:table-cell office:value-type="float" office:value="0.0000107645000753109">
                <text:p>0.0000107645000753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70">
                <text:p>12270</text:p>
              </table:table-cell>
              <table:table-cell office:value-type="float" office:value="0.000010763999853225">
                <text:p>0.000010763999853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11">
                <text:p>18411</text:p>
              </table:table-cell>
              <table:table-cell office:value-type="float" office:value="0.0000108025005829404">
                <text:p>0.0000108025005829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50">
                <text:p>27650</text:p>
              </table:table-cell>
              <table:table-cell office:value-type="float" office:value="0.0000108394997369032">
                <text:p>0.0000108394997369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826">
                <text:p>36826</text:p>
              </table:table-cell>
              <table:table-cell office:value-type="float" office:value="0.000010907999239862">
                <text:p>0.000010907999239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36">
                <text:p>46036</text:p>
              </table:table-cell>
              <table:table-cell office:value-type="float" office:value="0.0000107844998638029">
                <text:p>0.0000107844998638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226">
                <text:p>55226</text:p>
              </table:table-cell>
              <table:table-cell office:value-type="float" office:value="0.000010803499208123">
                <text:p>0.0000108034992081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